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style>
    <style:style style:name="P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P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text-position="sub 58%"/>
    </style:style>
    <style:style style:name="P9"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text-position="super 58%"/>
    </style:style>
    <style:style style:name="P10" style:family="paragraph" style:parent-style-name="Standard" style:list-style-name="WWNum2">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style>
    <style:style style:name="P11" style:family="paragraph" style:parent-style-name="Standard" style:list-style-name="WWNum2">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3"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fo:font-weight="normal" style:font-weight-asian="normal" style:font-weight-complex="normal"/>
    </style:style>
    <style:style style:name="P14"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6"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JOR CONCEPTS: UNIT 1 EXAM</text:p>
      <text:p text:style-name="P1"><text:span text:style-name="T4">Chapters 3-4 Biopsychology </text:span><text:span text:style-name="T2">(If it’s in </text:span><text:span text:style-name="T4">BOLD TYPE</text:span><text:span text:style-name="T2">, then KNOW IT)</text:span></text:p>
      <text:p text:style-name="P1"><text:span text:style-name="T2">If it’s in </text:span><text:span text:style-name="T5">ITALICS, </text:span><text:span text:style-name="T2">then will only be covered in lecture (not in textbook)</text:span></text:p>
      <text:p text:style-name="P3">Chapters 3-4</text:p>
      <text:list xml:id="list1714378316" text:style-name="WWNum2">
        <text:list-item>
          <text:p text:style-name="P11">Describe the biological basis of behavior as discussed in lecture. </text:p>
        </text:list-item>
      </text:list>
      <text:p text:style-name="P4"/>
      <text:p text:style-name="P12">biological basis: electrochemical communication system – all thought, feeling, and behavior that humans feel/do</text:p>
      <text:p text:style-name="P4"/>
      <text:list xml:id="list2119806938" text:continue-numbering="true" text:style-name="WWNum2">
        <text:list-item>
          <text:p text:style-name="P10"><text:span text:style-name="T1">Define </text:span><text:span text:style-name="T3">biological psychology </text:span><text:span text:style-name="T1">and discuss its relationship to the philosophy of </text:span><text:span text:style-name="T3">monism </text:span><text:span text:style-name="T1">and other related disciplines. Discuss the reciprocal influence in the mind-body relationship. </text:span></text:p>
        </text:list-item>
      </text:list>
      <text:p text:style-name="P4"/>
      <text:p text:style-name="P12">biological psychology: </text:p>
      <text:p text:style-name="P12">monism: </text:p>
      <text:p text:style-name="P12">nervous system → structures → circuits → neurons (billions total)</text:p>
      <text:p text:style-name="P4"/>
      <text:list xml:id="list672216981" text:continue-numbering="true" text:style-name="WWNum2">
        <text:list-item>
          <text:p text:style-name="P10"><text:span text:style-name="T1">Define </text:span><text:span text:style-name="T3">lesion </text:span><text:span text:style-name="T1">and </text:span><text:span text:style-name="T6">stroke</text:span><text:span text:style-name="T3"> </text:span><text:span text:style-name="T1">and describe how studies of damaged brains have contributed to the understanding of the function of brain regions. Discuss the case of </text:span><text:span text:style-name="T3">Phineas Gage. </text:span></text:p>
        </text:list-item>
      </text:list>
      <text:p text:style-name="P5"><text:span text:style-name="T3"/></text:p>
      <text:p text:style-name="P13"><text:span text:style-name="T1">study two ways: autopsy on deads, or study lesion/stroke patients</text:span></text:p>
      <text:p text:style-name="P13"><text:span text:style-name="T1"/></text:p>
      <text:p text:style-name="P13"><text:span text:style-name="T1">lesion: </text:span></text:p>
      <text:p text:style-name="P13"><text:span text:style-name="T1">stroke: death of tissue due to lack of oxygen</text:span></text:p>
      <text:p text:style-name="P13"><text:span text:style-name="T1">Phineas Gage: most famous case of brain damage. railroad construction foreman, accident with dynamite, got a pole shot through his head. walked away, pole destroyed left part of frontal lobe (reason, humanity, etc. part) but that's it. before modern antibiotics! helped us understand how important frontal lobe is gage's personality changed instantaneously! unpredictable, violent, mood swings, substance use disorders, became a different person within seconds after the accident</text:span></text:p>
      <text:p text:style-name="P5"><text:span text:style-name="T3"/></text:p>
      <text:list xml:id="list1180925887" text:continue-numbering="true" text:style-name="WWNum2">
        <text:list-item>
          <text:p text:style-name="P10"><text:span text:style-name="T1">Be familiar with how brain stimulation studies relate to the understanding of the function of brain regions. Describe </text:span><text:span text:style-name="T3">electrical stimulation </text:span><text:span text:style-name="T1">and </text:span><text:span text:style-name="T3">transcranial magnetic stimulation (TMS). </text:span></text:p>
        </text:list-item>
      </text:list>
      <text:p text:style-name="P5"><text:span text:style-name="T3"/></text:p>
      <text:p text:style-name="P13"><text:span text:style-name="T1">electrical stimulation: shock a part of the brain, see what happens in the body. figure out which part of the brain does which thing to your body</text:span></text:p>
      <text:p text:style-name="P13"><text:span text:style-name="T1"/></text:p>
      <text:p text:style-name="P13"><text:span text:style-name="T1">transcranial magnetic stimulation (TMS): electromagnet ring, send EM pulses. target brain center control aspects of mental illnesses, reduce symptoms. also turn person into human puppet :D. uses same exact energy as cell phones (EM radiation)</text:span></text:p>
      <text:p text:style-name="P13"><text:span text:style-name="T1"><text:tab/>&gt;&gt;”cell phones will fry your brain with their radiation!” &gt;_&gt;</text:span></text:p>
      <text:p text:style-name="P5"><text:span text:style-name="T3"/></text:p>
      <text:list xml:id="list2141821276" text:continue-numbering="true" text:style-name="WWNum2">
        <text:list-item>
          <text:p text:style-name="P10"><text:span text:style-name="T1">Define and describe </text:span><text:span text:style-name="T3">electroencephalogram (EEG) </text:span><text:span text:style-name="T1">and </text:span><text:span text:style-name="T3">single-cell recording </text:span><text:span text:style-name="T1">(via </text:span><text:span text:style-name="T6">microelectrodes</text:span><text:span text:style-name="T3">) </text:span><text:span text:style-name="T1">and describe what these show about brain functioning.</text:span></text:p>
        </text:list-item>
      </text:list>
      <text:p text:style-name="P5"><text:span text:style-name="T1"/></text:p>
      <text:p text:style-name="P14"><text:span text:style-name="T1">microelectrodes: stimulate individual neurons. cut into someone's head. measure how quickly neurons respond (1000 signals / sec)</text:span></text:p>
      <text:p text:style-name="P14"><text:span text:style-name="T1">EEG: read brain wave patterns (electrodes on head, no cutting). different patterns for alert, relaxed, stages of sleep, hypnotized, etc. cheap + noninvasive!</text:span></text:p>
      <text:p text:style-name="P5"><text:span text:style-name="T1"/></text:p>
      <text:list xml:id="list469239220" text:continue-numbering="true" text:style-name="WWNum2">
        <text:list-item>
          <text:p text:style-name="P10"><text:span text:style-name="T1">Compare and contrast (define and explain the difference between) the following neuroimaging techniques: </text:span><text:span text:style-name="T6">computer-assisted tomography (CT), magnetic resonance imaging (MRI)</text:span><text:span text:style-name="T3">, positron emission tomography (PET), functional magnetic resonance imaging (fMRI).</text:span></text:p>
        </text:list-item>
      </text:list>
      <text:p text:style-name="P5"><text:span text:style-name="T3"/></text:p>
      <text:p text:style-name="P13"><text:span text:style-name="T1">CT: see internal structure of brain, not how it's functioning. 2D X-rays of brain. take pictuers of one slice at a time</text:span></text:p>
      <text:p text:style-name="P13"><text:span text:style-name="T1">MRI: see internal structure of brain, not how it's functioning. magnetic impulses to form 3D picture. higher resolution</text:span></text:p>
      <text:p text:style-name="P13"><text:soft-page-break/><text:span text:style-name="T1">PET: 3d picture + what parts of brain are active. track functioning by tracking bloodflow. inject radioactive sugar into back of spine to track brain bloodflow. <text:s/></text:span></text:p>
      <text:p text:style-name="P13"><text:span text:style-name="T1">fMRI: 3d picture + what parts of brain are active. tracks movement of oxygen molecules in blood. highest resolution, most accurate 3d portrayal. </text:span></text:p>
      <text:p text:style-name="P5"><text:span text:style-name="T3"/></text:p>
      <text:list xml:id="list2088834805" text:continue-numbering="true" text:style-name="WWNum2">
        <text:list-item>
          <text:p text:style-name="P10"><text:span text:style-name="T1">Define and describe the function of </text:span><text:span text:style-name="T4">neurons</text:span><text:span text:style-name="T1"> and their three basic parts </text:span><text:span text:style-name="T4">(dendrites, cell body, axon). </text:span><text:span text:style-name="T2">What are </text:span><text:span text:style-name="T7">terminal buttons</text:span><text:span text:style-name="T4"> </text:span><text:span text:style-name="T2">(</text:span><text:span text:style-name="T4">axon terminals</text:span><text:span text:style-name="T2">) and where on neurons are they located? How are the different parts of neurons related to the terms “gray matter” and “white matter” in the brain? </text:span></text:p>
        </text:list-item>
      </text:list>
      <text:p text:style-name="P5"><text:span text:style-name="T2"/></text:p>
      <text:p text:style-name="P14"><text:span text:style-name="T2">7 – 17: overview of microscopic parts of nervous systems</text:span></text:p>
      <text:p text:style-name="P14"><text:span text:style-name="T2">neurons: 100 – 150 billion communicate. receive information (thousands of dendrites receive electricity), process information (1 cell body emits chemical), transmit information (1 axon)</text:span></text:p>
      <text:p text:style-name="P14"><text:span text:style-name="T2"/></text:p>
      <text:p text:style-name="P14"><text:span text:style-name="T2"><text:s/>neurotransmitters chemicals that enhance communication</text:span></text:p>
      <text:p text:style-name="P14"><text:span text:style-name="T2"/></text:p>
      <text:p text:style-name="P14"><text:span text:style-name="T2">gray matter: processing / thinking part of brain. humans have more gray matter than other animals</text:span></text:p>
      <text:p text:style-name="P14"><text:span text:style-name="T2">white matter: axons. covered in fatty tissue that provides insulation like plastic around wires. avg human brain has 100,000 miles of axons. no two neurons touch :O</text:span></text:p>
      <text:p text:style-name="P5"><text:span text:style-name="T2"/></text:p>
      <text:list xml:id="list826918626" text:continue-numbering="true" text:style-name="WWNum2">
        <text:list-item>
          <text:p text:style-name="P10"><text:span text:style-name="T2">Describe the difference in function between </text:span><text:span text:style-name="T4">sensory neurons </text:span><text:span text:style-name="T2">and </text:span><text:span text:style-name="T4">motor neurons. </text:span><text:span text:style-name="T2">Describe how neurons relate to </text:span><text:span text:style-name="T7">brain circuits. </text:span></text:p>
        </text:list-item>
      </text:list>
      <text:p text:style-name="P5"><text:span text:style-name="T7"/></text:p>
      <text:p text:style-name="P14"><text:span text:style-name="T2">&gt;&gt;sensory neurons: take info from outside, transform into electrochem signals, send to brain for processing</text:span></text:p>
      <text:p text:style-name="P14"><text:span text:style-name="T2"><text:tab/>&gt;&gt;motor neurons: commands from brain, send to muscles/organs in body, tell them what to do</text:span></text:p>
      <text:p text:style-name="P14"><text:span text:style-name="T7"><text:tab/>&gt;&gt;interneurons:</text:span></text:p>
      <text:p text:style-name="P5"><text:span text:style-name="T7"/></text:p>
      <text:list xml:id="list1394746976" text:continue-numbering="true" text:style-name="WWNum2">
        <text:list-item>
          <text:p text:style-name="P10"><text:span text:style-name="T2">Define and describe the functions of </text:span><text:span text:style-name="T4">glial cells (glia) </text:span><text:span text:style-name="T2">as they relate to neurons. </text:span></text:p>
        </text:list-item>
      </text:list>
      <text:p text:style-name="P6"><text:span text:style-name="T2"/></text:p>
      <text:p text:style-name="P14"><text:span text:style-name="T2"><text:s/>glial cells: provides tructure/support for neurons. provide insulation as well. give nervous system its shape</text:span></text:p>
      <text:p text:style-name="P5"><text:span text:style-name="T2"/></text:p>
      <text:list xml:id="list885602541" text:continue-numbering="true" text:style-name="WWNum2">
        <text:list-item>
          <text:p text:style-name="P10"><text:span text:style-name="T2">Compare and contrast (define and explain the difference between) </text:span><text:span text:style-name="T4">resting potential</text:span><text:span text:style-name="T2"> and </text:span><text:span text:style-name="T4">action potential</text:span><text:span text:style-name="T2"> in neurons. How is an action potential propagated in a neuron? Describe the </text:span><text:span text:style-name="T4">all-or-none</text:span><text:span text:style-name="T2"> nature of the action potential.</text:span></text:p>
        </text:list-item>
      </text:list>
      <text:p text:style-name="P5"><text:span text:style-name="T2"/></text:p>
      <text:p text:style-name="P14"><text:span text:style-name="T2">resting potential: neuron is doing nothing. negatively charged on inside</text:span></text:p>
      <text:p text:style-name="P14"><text:span text:style-name="T2">action potential: neuron stimulated! doing things, positively charged on inside</text:span></text:p>
      <text:p text:style-name="P14"><text:span text:style-name="T2"/></text:p>
      <text:p text:style-name="P14"><text:span text:style-name="T2">electric part ^^ of electrochemical system</text:span></text:p>
      <text:p text:style-name="P5"><text:span text:style-name="T2"/></text:p>
      <text:list xml:id="list1836648120" text:continue-numbering="true" text:style-name="WWNum2">
        <text:list-item>
          <text:p text:style-name="P10"><text:span text:style-name="T2">Define and describe the function of </text:span><text:span text:style-name="T4">myelin</text:span><text:span text:style-name="T2">. What illness involves the deterioration of this material?</text:span></text:p>
        </text:list-item>
      </text:list>
      <text:p text:style-name="P5"><text:span text:style-name="T2"/></text:p>
      <text:p text:style-name="P14"><text:span text:style-name="T2">part of axon that insulates. allows signal to travel faster. </text:span></text:p>
      <text:p text:style-name="P14"><text:span text:style-name="T2">multiple sclerosis = deterioration of myelin. electric signals short out. behavioral effects (motor functions), cognitive effects, emotional effects (senses)</text:span></text:p>
      <text:p text:style-name="P5"><text:span text:style-name="T2"/></text:p>
      <text:list xml:id="list918223867" text:continue-numbering="true" text:style-name="WWNum2">
        <text:list-item>
          <text:p text:style-name="P10"><text:span text:style-name="T2">Define </text:span><text:span text:style-name="T4">synapse </text:span><text:span text:style-name="T2">and describe the nature of synaptic connections in the human nervous system.</text:span></text:p>
        </text:list-item>
      </text:list>
      <text:p text:style-name="P5"><text:span text:style-name="T2"/></text:p>
      <text:p text:style-name="P5"><text:span text:style-name="T2">synapse: small small space between neurons. contain vesicles. </text:span></text:p>
      <text:p text:style-name="P5"><text:span text:style-name="T2"/></text:p>
      <text:list xml:id="list2083385133" text:continue-numbering="true" text:style-name="WWNum2">
        <text:list-item>
          <text:p text:style-name="P10"><text:span text:style-name="T2">Define </text:span><text:span text:style-name="T4">neurotransmitters, vesicles, </text:span><text:span text:style-name="T2">and </text:span><text:span text:style-name="T4">receptors</text:span><text:span text:style-name="T2"> and describe their relationship to communication in the nervous system. How are neurotransmitters delivered between neurons?</text:span></text:p>
        </text:list-item>
      </text:list>
      <text:p text:style-name="P5"><text:span text:style-name="T2"/></text:p>
      <text:p text:style-name="P14"><text:span text:style-name="T2">CHEMICAL PART HEHE</text:span></text:p>
      <text:p text:style-name="P14"><text:span text:style-name="T2"/></text:p>
      <text:p text:style-name="P14"><text:span text:style-name="T2">neurotransmitters: chemical signals! each neurotransmitter has lots of different functions depending on </text:span><text:soft-page-break/><text:span text:style-name="T2">what receives it. dendrites receive neurotransmitters from other neurons. electricity makes vesicles open up and release neurotransmitters, neurotransmitters find receptor sites, send chemical signal to body of that neuron telling it what to do, then get sucked back up into vesicles</text:span></text:p>
      <text:p text:style-name="P14"><text:span text:style-name="T2"/></text:p>
      <text:p text:style-name="P14"><text:span text:style-name="T2">vesicles: microscopic sacs that hold neurotransmitters</text:span></text:p>
      <text:p text:style-name="P5"><text:span text:style-name="T2"/></text:p>
      <text:list xml:id="list75070150" text:continue-numbering="true" text:style-name="WWNum2">
        <text:list-item>
          <text:p text:style-name="P10"><text:span text:style-name="T1">Describe the </text:span><text:span text:style-name="T3">lock-and-key system</text:span><text:span text:style-name="T1"> with regard to </text:span><text:span text:style-name="T4">neurotransmitter-receptor</text:span><text:span text:style-name="T1"> functioning. Describe the difference between </text:span><text:span text:style-name="T3">excitatory </text:span><text:span text:style-name="T1">and </text:span><text:span text:style-name="T3">inhibitory </text:span><text:span text:style-name="T1">effects of neurotransmitters on neurons. How does the </text:span><text:span text:style-name="T3">reuptake </text:span><text:span text:style-name="T1">process relate to neurotransmitter functioning? </text:span></text:p>
        </text:list-item>
      </text:list>
      <text:p text:style-name="P5"><text:span text:style-name="T1"/></text:p>
      <text:p text:style-name="P14"><text:span text:style-name="T1">lock-and-key system: every neurotransmitter has a shape that only fits certain receptors</text:span></text:p>
      <text:p text:style-name="P14"><text:span text:style-name="T1"/></text:p>
      <text:p text:style-name="P14"><text:span text:style-name="T1">excitatory: tell neuron to do something</text:span></text:p>
      <text:p text:style-name="P14"><text:span text:style-name="T1">inhibitory: tell neuron to remain at rest</text:span></text:p>
      <text:p text:style-name="P14"><text:span text:style-name="T1"/></text:p>
      <text:p text:style-name="P14"><text:span text:style-name="T1">reuptake: neurotransmitters sucked back up into vesicles</text:span></text:p>
      <text:p text:style-name="P5"><text:span text:style-name="T1"/></text:p>
      <text:list xml:id="list1489159434" text:continue-numbering="true" text:style-name="WWNum2">
        <text:list-item>
          <text:p text:style-name="P10"><text:span text:style-name="T1">Describe the basic functions of the neurotransmitters </text:span><text:span text:style-name="T4">acetylcholine, norepinephrine, dopamine</text:span><text:span text:style-name="T1">, </text:span><text:span text:style-name="T4">serotonin, </text:span><text:span text:style-name="T7">GABA</text:span><text:span text:style-name="T4"> </text:span><text:span text:style-name="T7">(gamma-aminobutyric acid)</text:span><text:span text:style-name="T4">, </text:span><text:span text:style-name="T2">and </text:span><text:span text:style-name="T4">endorphins </text:span><text:span text:style-name="T2">as discussed in class</text:span><text:span text:style-name="T4">. </text:span><text:span text:style-name="T2">As discussed in class, what disease(s) or problem(s) are related to deficits or excesses in the functioning of each of these substances?</text:span><text:span text:style-name="T4"> </text:span></text:p>
        </text:list-item>
      </text:list>
      <text:p text:style-name="P5"><text:span text:style-name="T4"/></text:p>
      <text:p text:style-name="P13"><text:span text:style-name="T1">NEUROTRANSMITTERS</text:span></text:p>
      <text:p text:style-name="P13"><text:span text:style-name="T1">acetylcholine: controls memory and part of motor behavior. related to alzheimer's. drugs that halt acetylcholine = nerve agents / pesticides. nerve agents stop muscles in your body</text:span></text:p>
      <text:p text:style-name="P13"><text:span text:style-name="T1"/></text:p>
      <text:p text:style-name="P13"><text:span text:style-name="T1">dopamine: involved in motor activity, processing of emotion, complex thought. excess of dopamine → likely to develop schizophrenia. recreational substances (nicotine, alcohol, weed, lsd, etc) artificially enhance dopamine, causes symptoms of mental illness. too little dopamine → likely to develop parkinson's. world's strongest amphetamine = adderall. :^) triggers bipolar disorder, etc.</text:span></text:p>
      <text:p text:style-name="P13"><text:span text:style-name="T1"/></text:p>
      <text:p text:style-name="P13"><text:span text:style-name="T1">serotonin: regulates mood, controls impulses. related to depression and anxiety (lower than avg serotonin)</text:span></text:p>
      <text:p text:style-name="P5"><text:span text:style-name="T4"/></text:p>
      <text:list xml:id="list1587066912" text:continue-numbering="true" text:style-name="WWNum2">
        <text:list-item>
          <text:p text:style-name="P10"><text:span text:style-name="T1">Define and describe </text:span><text:span text:style-name="T7">agonist</text:span><text:span text:style-name="T1"> and </text:span><text:span text:style-name="T7">antagonist</text:span><text:span text:style-name="T1">. Describe </text:span><text:span text:style-name="T6">selective-serotonin-reuptake inhibitors (SSRIs)</text:span><text:span text:style-name="T3">. </text:span><text:span text:style-name="T1"><text:s/>Be prepared to apply these terms to examples as discussed in class. </text:span></text:p>
        </text:list-item>
      </text:list>
      <text:p text:style-name="P5"><text:span text:style-name="T1"/></text:p>
      <text:p text:style-name="P14"><text:span text:style-name="T1">SSRI: alters neurotransmitter functioning. antidepressants!</text:span></text:p>
      <text:p text:style-name="P14"><text:span text:style-name="T1"/></text:p>
      <text:p text:style-name="P14"><text:span text:style-name="T1">agonist: increase neurotransmitter activity (lsd, cocaine are dopamine agonists)</text:span></text:p>
      <text:p text:style-name="P14"><text:span text:style-name="T1">antagonist: block activity (pesticides, neurotoxins)</text:span></text:p>
      <text:p text:style-name="P5"><text:span text:style-name="T1"/></text:p>
      <text:list xml:id="list917593885" text:continue-numbering="true" text:style-name="WWNum2">
        <text:list-item>
          <text:p text:style-name="P10"><text:span text:style-name="T1">Describe the hierarchical organization of the human nervous system, define its different subdivisions, and describe their functions (</text:span><text:span text:style-name="T4">central nervous system, peripheral nervous system </text:span><text:span text:style-name="T2">with</text:span><text:span text:style-name="T4"> somatic</text:span><text:span text:style-name="T2"> and</text:span><text:span text:style-name="T4"> autonomic nervous system </text:span><text:span text:style-name="T2">divisions</text:span><text:span text:style-name="T4">, sympathetic </text:span><text:span text:style-name="T2">and</text:span><text:span text:style-name="T4"> parasympathetic nervous systems</text:span><text:span text:style-name="T1">). </text:span></text:p>
        </text:list-item>
      </text:list>
      <text:p text:style-name="P5"><text:span text:style-name="T1"/></text:p>
      <text:p text:style-name="P14"><text:span text:style-name="T1">memorize that diagram</text:span></text:p>
      <text:p text:style-name="P14"><text:span text:style-name="T1"/></text:p>
      <text:p text:style-name="P14"><text:span text:style-name="T1">central: brain + spinal cord. command system of body</text:span></text:p>
      <text:p text:style-name="P14"><text:span text:style-name="T1"><text:tab/>1: somatic (voluntary)</text:span></text:p>
      <text:p text:style-name="P14"><text:span text:style-name="T1"><text:tab/>2: autonomic (automatic) – heartbeat, breathing</text:span></text:p>
      <text:p text:style-name="P14"><text:span text:style-name="T1"><text:tab/><text:tab/>I: sympathetic (speeds body up, fight or flight system). anxiety = overactive sympathetic</text:span></text:p>
      <text:p text:style-name="P14"><text:span text:style-name="T1"><text:tab/><text:tab/>II: parasympathetic (slows body down, restful)</text:span></text:p>
      <text:p text:style-name="P14"><text:span text:style-name="T1">peripheral: all other nerves in body. carries out commands and sends sensory info to central</text:span></text:p>
      <text:p text:style-name="P5"><text:span text:style-name="T1"/></text:p>
      <text:list xml:id="list1462655106" text:continue-numbering="true" text:style-name="WWNum2">
        <text:list-item>
          <text:p text:style-name="P10"><text:span text:style-name="T1">Describe the </text:span><text:span text:style-name="T3">spinal cord </text:span><text:span text:style-name="T1">and consider examples of </text:span><text:span text:style-name="T3">reflexes </text:span><text:span text:style-name="T1">under spinal cord control. Explain how these reflexes operate. </text:span></text:p>
        </text:list-item>
      </text:list>
      <text:p text:style-name="P5"><text:span text:style-name="T1"/></text:p>
      <text:p text:style-name="P6"><text:soft-page-break/><text:span text:style-name="T1">spinal reflex: hit your knee and kick, hand on a hot burner</text:span></text:p>
      <text:p text:style-name="P5"><text:span text:style-name="T1"/></text:p>
      <text:list xml:id="list2148026622" text:continue-numbering="true" text:style-name="WWNum2">
        <text:list-item>
          <text:p text:style-name="P10"><text:span text:style-name="T1">Describe the </text:span><text:span text:style-name="T3">cerebral cortex. </text:span><text:span text:style-name="T1">Describe the </text:span><text:span text:style-name="T3">cerebral hemispheres </text:span><text:span text:style-name="T1">and </text:span><text:span text:style-name="T3">lobes </text:span><text:span text:style-name="T1">of the cortex. Define and describe the function of the following parts of the cortex: </text:span><text:span text:style-name="T4">corpus callosum, occipital lobe, temporal lobe, parietal lobe, frontal lobe. </text:span><text:span text:style-name="T2">Know the difference between the </text:span><text:span text:style-name="T7">somatosensory strip</text:span><text:span text:style-name="T4"> </text:span><text:span text:style-name="T2">and the </text:span><text:span text:style-name="T7">motor strip</text:span><text:span text:style-name="T2"> of the cortex. Know the functions of the </text:span><text:span text:style-name="T4">prefrontal cortex </text:span><text:span text:style-name="T2">and </text:span><text:span text:style-name="T4">orbitofrontal cortex. </text:span></text:p>
        </text:list-item>
      </text:list>
      <text:p text:style-name="P5"><text:span text:style-name="T4"/></text:p>
      <text:p text:style-name="P7"><text:span text:style-name="T1">corpus callosum: axons that connect two halves of brain</text:span></text:p>
      <text:p text:style-name="P7"><text:span text:style-name="T1"/></text:p>
      <text:p text:style-name="P7"><text:span text:style-name="T1">subcortical structure: below cortex. involved in basic survival and emotional information processing. share this part with other organisms</text:span></text:p>
      <text:p text:style-name="P7"><text:span text:style-name="T1"/></text:p>
      <text:p text:style-name="P7"><text:span text:style-name="T1">LOBES</text:span></text:p>
      <text:p text:style-name="P7"><text:span text:style-name="T1">occipital: vision</text:span></text:p>
      <text:p text:style-name="P7"><text:span text:style-name="T1">temporal: hearing/memory</text:span></text:p>
      <text:p text:style-name="P7"><text:span text:style-name="T1">parietal: touch, movement</text:span></text:p>
      <text:p text:style-name="P7"><text:span text:style-name="T1">frontal: intelligence, reasoning, personality, problem-solving. (30% developed at birth, takes 25 years to get to 100%)</text:span></text:p>
      <text:p text:style-name="P7"><text:span text:style-name="T1"><text:tab/>1: prefrontal: part of lobe right behind eyes, last to develop (early 20s). controls impulses</text:span></text:p>
      <text:p text:style-name="P7"><text:span text:style-name="T1"><text:tab/>2: orbitofrontal: </text:span></text:p>
      <text:p text:style-name="P5"><text:span text:style-name="T4"/></text:p>
      <text:list xml:id="list996751005" text:continue-numbering="true" text:style-name="WWNum2">
        <text:list-item>
          <text:p text:style-name="P10"><text:span text:style-name="T1">Understand the nature of brain hemisphere </text:span><text:span text:style-name="T3">lateralization </text:span><text:span text:style-name="T1">as it relates to research on </text:span><text:span text:style-name="T3">split-brain operations. </text:span></text:p>
        </text:list-item>
      </text:list>
      <text:p text:style-name="P5"><text:span text:style-name="T3"/></text:p>
      <text:p text:style-name="P7"><text:span text:style-name="T1"/></text:p>
      <text:p text:style-name="P5"><text:span text:style-name="T3"/></text:p>
      <text:list xml:id="list173258292" text:continue-numbering="true" text:style-name="WWNum2">
        <text:list-item>
          <text:p text:style-name="P10"><text:span text:style-name="T1">Define and describe the function of the following </text:span><text:span text:style-name="T3">subcortical structures: medulla, pons, cerebellum, thalamus, hypothalamus, hippocampus, amygdala, nucleus accumbens. <text:s/></text:span></text:p>
        </text:list-item>
      </text:list>
      <text:p text:style-name="P8"/>
      <text:p text:style-name="P9">danage to medulla = instantaneous death</text:p>
      <text:p text:style-name="P9">cerebellum: first part of brain to be affected by alcohol</text:p>
      <text:p text:style-name="P9">thalamus: sensory switchboard.</text:p>
      <text:p text:style-name="P9">hypothalamus: body thermostat, controls thirst, hunger, sex, agression, temperature</text:p>
      <text:p text:style-name="P9">hippocampus: formation of memory</text:p>
      <text:p text:style-name="P9">amygdala: fear, anger, punishment</text:p>
      <text:p text:style-name="P9">nucleus accumbens: reward, addiction</text:p>
      <text:p text:style-name="P5"><text:span text:style-name="T3"/></text:p>
      <text:list xml:id="list1094783215" text:continue-numbering="true" text:style-name="WWNum2">
        <text:list-item>
          <text:p text:style-name="P10"><text:span text:style-name="T1">Define </text:span><text:span text:style-name="T3">hormones </text:span><text:span text:style-name="T1">and understand the function of the </text:span><text:span text:style-name="T3">endocrine system</text:span><text:span text:style-name="T1">. What role does the </text:span><text:span text:style-name="T3">pituitary gland </text:span><text:span text:style-name="T1">play in this system? </text:span></text:p>
        </text:list-item>
        <text:list-item>
          <text:p text:style-name="P10"><text:span text:style-name="T1">Understand the basics of </text:span><text:span text:style-name="T6">Mendelian inheritance</text:span><text:span text:style-name="T1">. Compare and contrast </text:span><text:span text:style-name="T3">genotype </text:span><text:span text:style-name="T1">and </text:span><text:span text:style-name="T3">phenotype. </text:span><text:span text:style-name="T1">Understand how </text:span><text:span text:style-name="T6">complex (polygenic) inheritance</text:span><text:span text:style-name="T3"> </text:span><text:span text:style-name="T1">relates to psychological traits. Understand </text:span><text:span text:style-name="T3">epigenetics </text:span><text:span text:style-name="T1">as reviewed in the textbook. </text:span></text:p>
        </text:list-item>
        <text:list-item>
          <text:p text:style-name="P10"><text:span text:style-name="T1">Define and describe </text:span><text:span text:style-name="T6">pruning</text:span><text:span text:style-name="T3"> </text:span><text:span text:style-name="T1">and </text:span><text:span text:style-name="T6">plasticity</text:span><text:span text:style-name="T3"> </text:span><text:span text:style-name="T1">and consider how they relate to the interaction between genes and the environment</text:span></text:p>
        </text:list-item>
        <text:list-item>
          <text:p text:style-name="P10"><text:span text:style-name="T1">Define </text:span><text:span text:style-name="T3">behavioral genetics </text:span><text:span text:style-name="T1">and understand the concept of </text:span><text:span text:style-name="T3">heritability. </text:span><text:span text:style-name="T1">How are </text:span><text:span text:style-name="T6">twin studies</text:span><text:span text:style-name="T3"> </text:span><text:span text:style-name="T1">and </text:span><text:span text:style-name="T6">adoption studies</text:span><text:span text:style-name="T3"> </text:span><text:span text:style-name="T1">used in this field? Consider examples as discussed in clas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09-17T15:10:19</meta:creation-date>
    <dc:date>2015-09-22T15:15:44</dc:date>
    <meta:editing-cycles>21</meta:editing-cycles>
    <meta:editing-duration>PT1H14M38S</meta:editing-duration>
    <dc:creator>Tara Moses</dc:creator>
    <meta:generator>LibreOffice/3.5$Linux_x86 LibreOffice_project/350m1$Build-2</meta:generator>
    <meta:document-statistic meta:table-count="0" meta:image-count="0" meta:object-count="0" meta:page-count="4" meta:paragraph-count="99" meta:word-count="1575" meta:character-count="11051" meta:non-whitespace-character-count="9558"/>
    <meta:user-defined meta:name="Company">Toshiba</meta:user-defined>
    <meta:user-defined meta:name="Operator">Jeremy Holm</meta:user-defined>
  </office:meta>
</office:document-meta>
</file>